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" style:list-style-name="L2"/>
    <style:style style:name="P2" style:family="paragraph" style:parent-style-name="List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blems to be Solved</text:p>
      <text:p text:style-name="Text_20_body_20_indent">The numbered steps represent different parts of a hypothetical query</text:p>
      <text:list xml:id="list2021046596273925323" text:style-name="L2">
        <text:list-item>
          <text:p text:style-name="P1">Accept user input</text:p>
        </text:list-item>
        <text:list-item>
          <text:p text:style-name="P1">Query the different data sources</text:p>
          <text:list>
            <text:list-item>
              <text:p text:style-name="P1">How to perform the queries?</text:p>
              <text:list>
                <text:list-item>
                  <text:p text:style-name="P1">What API calls? What is their their syntax like?</text:p>
                </text:list-item>
                <text:list-item>
                  <text:p text:style-name="P1">What are the schemata of the data sources?</text:p>
                </text:list-item>
              </text:list>
            </text:list-item>
            <text:list-item>
              <text:p text:style-name="P1">What is returned in each case?</text:p>
              <text:list>
                <text:list-item>
                  <text:p text:style-name="P1">Does it require further processing (e. g. a subsequent query)?</text:p>
                </text:list-item>
                <text:list-item>
                  <text:p text:style-name="P1">What if nothing is returned?</text:p>
                </text:list-item>
              </text:list>
            </text:list-item>
          </text:list>
        </text:list-item>
        <text:list-item>
          <text:p text:style-name="P1">Match or combine results that correspond to the same thing</text:p>
          <text:list>
            <text:list-item>
              <text:p text:style-name="P1">How to do this matching?</text:p>
              <text:list>
                <text:list-item>
                  <text:p text:style-name="P1">If the data is structured, which part of the structure in each case should be used (fields, columns, et cetera)?</text:p>
                  <text:list>
                    <text:list-item>
                      <text:p text:style-name="P1">If one source has no data in the structures used for matching but others do, should that be treated differently?</text:p>
                    </text:list-item>
                  </text:list>
                </text:list-item>
                <text:list-item>
                  <text:p text:style-name="P1">If unstructured, how to do the matching at all? Can unstructured and structured data sources be used together?</text:p>
                </text:list-item>
                <text:list-item>
                  <text:p text:style-name="P1">What about partial matches?</text:p>
                  <text:list>
                    <text:list-item>
                      <text:p text:style-name="P1">Is there some metric for match strength that can be used?</text:p>
                    </text:list-item>
                  </text:list>
                </text:list-item>
              </text:list>
            </text:list-item>
            <text:list-item>
              <text:p text:style-name="P1">What if the different data sources have conflicting information?</text:p>
              <text:list>
                <text:list-item>
                  <text:p text:style-name="P1">Can one choose a “correct” source? How?</text:p>
                </text:list-item>
                <text:list-item>
                  <text:p text:style-name="P1">If not, should both be used? A link to each?</text:p>
                </text:list-item>
              </text:list>
            </text:list-item>
            <text:list-item>
              <text:p text:style-name="P1">Should there be some combined data model?</text:p>
              <text:list>
                <text:list-item>
                  <text:p text:style-name="P1">If so, what should it be?</text:p>
                  <text:list>
                    <text:list-item>
                      <text:p text:style-name="P1">Could it be made flexible enough for adding data sources after the fact? How about for different use cases entirely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Display the results in a useful manner</text:p>
          <text:list>
            <text:list-item>
              <text:p text:style-name="P1">How to separate presentation from content?</text:p>
            </text:list-item>
            <text:list-item>
              <text:p text:style-name="P1">How to implement some sort of browsing or exploration?</text:p>
              <text:list>
                <text:list-item>
                  <text:p text:style-name="P1">What would that look like in terms of user interface (links, graphics, etc.)</text:p>
                </text:list-item>
              </text:list>
            </text:list-item>
            <text:list-item>
              <text:p text:style-name="P1">What information is most important to show?</text:p>
              <text:list>
                <text:list-item>
                  <text:p text:style-name="P1">Should we display only a summary and hide the details in one way or another or perhaps have links to details?</text:p>
                </text:list-item>
                <text:list-item>
                  <text:p text:style-name="P1"><text:soft-page-break/>Should there be some way to view the original data from each source?</text:p>
                </text:list-item>
              </text:list>
            </text:list-item>
          </text:list>
        </text:list-item>
      </text:list>
      <text:p text:style-name="List">General questions:</text:p>
      <text:list xml:id="list964390416862969541" text:style-name="L3">
        <text:list-item>
          <text:p text:style-name="P2">How can I make this extensible?</text:p>
          <text:list>
            <text:list-item>
              <text:p text:style-name="P2">Perhaps include a way to add more data sources later? Should I approach the design part of the project in a general manner so that my solution could be adapted to more than the specific task at hand?</text:p>
            </text:list-item>
          </text:list>
        </text:list-item>
        <text:list-item>
          <text:p text:style-name="P2">What will the overall architecture look like? </text:p>
          <text:list>
            <text:list-item>
              <text:p text:style-name="P2">Will this be something hosted on the web or used locally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ma Seyedtalebi</meta:initial-creator>
    <meta:creation-date>2017-08-13T17:44:52.19</meta:creation-date>
    <dc:date>2017-08-13T19:00:43.83</dc:date>
    <dc:creator>Nima Seyedtalebi</dc:creator>
    <meta:editing-duration>PT1H29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2" meta:paragraph-count="35" meta:word-count="384" meta:character-count="2041"/>
  </office:meta>
</office:document-meta>
</file>